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79bc6" officeooo:paragraph-rsid="001848b0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1a74ff" officeooo:paragraph-rsid="001a74f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dec04" officeooo:paragraph-rsid="001dec0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79bc6" officeooo:paragraph-rsid="001848b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a74ff" officeooo:paragraph-rsid="001a74ff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1dec04" officeooo:paragraph-rsid="001dec04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20f982" officeooo:paragraph-rsid="0020f982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179bc6" officeooo:paragraph-rsid="001848b0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2pt" style:text-underline-style="none" fo:font-weight="normal" officeooo:rsid="0020f982" officeooo:paragraph-rsid="0020f98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0f982" officeooo:paragraph-rsid="002b5c3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a74ff" officeooo:paragraph-rsid="001a74f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2d8059" officeooo:paragraph-rsid="002d8059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f3848" officeooo:paragraph-rsid="002f384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79bc6" officeooo:paragraph-rsid="001848b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79bc6" officeooo:paragraph-rsid="00570f9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332a59" officeooo:paragraph-rsid="00332a59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bold" officeooo:rsid="00179bc6" officeooo:paragraph-rsid="001848b0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style:text-underline-style="solid" style:text-underline-width="auto" style:text-underline-color="font-color" fo:font-weight="bold" officeooo:rsid="00179bc6" officeooo:paragraph-rsid="00570f91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style="italic" style:text-underline-style="none" fo:font-weight="normal" officeooo:rsid="001a74ff" officeooo:paragraph-rsid="001a74ff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8pt" style:text-underline-style="solid" style:text-underline-width="auto" style:text-underline-color="font-color" fo:font-weight="bold" officeooo:rsid="001848b0" officeooo:paragraph-rsid="001848b0" style:font-size-asian="18pt" style:font-weight-asian="bold" style:font-size-complex="18pt" style:font-weight-complex="bold"/>
    </style:style>
    <style:style style:name="P21" style:family="paragraph">
      <style:text-properties style:text-line-through-style="none" style:text-line-through-type="none" style:font-name="F" fo:font-size="12pt"/>
    </style:style>
    <style:style style:name="P22" style:family="paragraph">
      <loext:graphic-properties draw:fill="none" draw:fill-color="#ffffff"/>
      <style:text-properties fo:color="#c9211e" loext:opacity="100%" style:text-line-through-style="none" style:text-line-through-type="none" style:font-name="F" fo:font-size="12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officeooo:rsid="001848b0"/>
    </style:style>
    <style:style style:name="T2" style:family="text">
      <style:text-properties officeooo:rsid="0017efe1"/>
    </style:style>
    <style:style style:name="T3" style:family="text">
      <style:text-properties officeooo:rsid="00188c6e"/>
    </style:style>
    <style:style style:name="T4" style:family="text">
      <style:text-properties officeooo:rsid="0018ac94"/>
    </style:style>
    <style:style style:name="T5" style:family="text">
      <style:text-properties officeooo:rsid="0019a9ee"/>
    </style:style>
    <style:style style:name="T6" style:family="text">
      <style:text-properties officeooo:rsid="001a74ff"/>
    </style:style>
    <style:style style:name="T7" style:family="text">
      <style:text-properties officeooo:rsid="001b9f21"/>
    </style:style>
    <style:style style:name="T8" style:family="text">
      <style:text-properties officeooo:rsid="001c7a27"/>
    </style:style>
    <style:style style:name="T9" style:family="text">
      <style:text-properties officeooo:rsid="0020f982"/>
    </style:style>
    <style:style style:name="T10" style:family="text">
      <style:text-properties officeooo:rsid="0021a6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f982" style:font-weight-asian="bold" style:font-weight-complex="bold"/>
    </style:style>
    <style:style style:name="T13" style:family="text">
      <style:text-properties officeooo:rsid="002691b1"/>
    </style:style>
    <style:style style:name="T14" style:family="text">
      <style:text-properties officeooo:rsid="0027a986"/>
    </style:style>
    <style:style style:name="T15" style:family="text">
      <style:text-properties officeooo:rsid="0027bfcd"/>
    </style:style>
    <style:style style:name="T16" style:family="text">
      <style:text-properties officeooo:rsid="0027d30c"/>
    </style:style>
    <style:style style:name="T17" style:family="text">
      <style:text-properties officeooo:rsid="0029a541"/>
    </style:style>
    <style:style style:name="T18" style:family="text">
      <style:text-properties officeooo:rsid="002ba404"/>
    </style:style>
    <style:style style:name="T19" style:family="text">
      <style:text-properties officeooo:rsid="002f3848"/>
    </style:style>
    <style:style style:name="T20" style:family="text">
      <style:text-properties officeooo:rsid="00330e83"/>
    </style:style>
    <style:style style:name="T21" style:family="text">
      <style:text-properties officeooo:rsid="00332a59"/>
    </style:style>
    <style:style style:name="T22" style:family="text">
      <style:text-properties officeooo:rsid="00335520"/>
    </style:style>
    <style:style style:name="T23" style:family="text">
      <style:text-properties officeooo:rsid="0035f100"/>
    </style:style>
    <style:style style:name="T24" style:family="text">
      <style:text-properties officeooo:rsid="003cb379"/>
    </style:style>
    <style:style style:name="T25" style:family="text">
      <style:text-properties officeooo:rsid="003e3ad8"/>
    </style:style>
    <style:style style:name="T26" style:family="text">
      <style:text-properties officeooo:rsid="003f02ef"/>
    </style:style>
    <style:style style:name="T27" style:family="text">
      <style:text-properties officeooo:rsid="0040cd5d"/>
    </style:style>
    <style:style style:name="T28" style:family="text">
      <style:text-properties officeooo:rsid="0042b6c4"/>
    </style:style>
    <style:style style:name="T29" style:family="text">
      <style:text-properties officeooo:rsid="0045648f"/>
    </style:style>
    <style:style style:name="T30" style:family="text">
      <style:text-properties officeooo:rsid="004749ea"/>
    </style:style>
    <style:style style:name="T31" style:family="text">
      <style:text-properties officeooo:rsid="00484f05"/>
    </style:style>
    <style:style style:name="T32" style:family="text">
      <style:text-properties officeooo:rsid="00499124"/>
    </style:style>
    <style:style style:name="T33" style:family="text">
      <style:text-properties officeooo:rsid="004d8ede"/>
    </style:style>
    <style:style style:name="T34" style:family="text">
      <style:text-properties officeooo:rsid="004f4d40"/>
    </style:style>
    <style:style style:name="T35" style:family="text">
      <style:text-properties officeooo:rsid="005177ce"/>
    </style:style>
    <style:style style:name="T36" style:family="text">
      <style:text-properties officeooo:rsid="00521993"/>
    </style:style>
    <style:style style:name="T37" style:family="text">
      <style:text-properties officeooo:rsid="00524898"/>
    </style:style>
    <style:style style:name="T38" style:family="text">
      <style:text-properties officeooo:rsid="00531f27"/>
    </style:style>
    <style:style style:name="T39" style:family="text">
      <style:text-properties officeooo:rsid="00570f91"/>
    </style:style>
    <style:style style:name="T40" style:family="text">
      <style:text-properties officeooo:rsid="0058358f"/>
    </style:style>
    <style:style style:name="T41" style:family="text">
      <style:text-properties officeooo:rsid="00590548"/>
    </style:style>
    <style:style style:name="T42" style:family="text">
      <style:text-properties fo:color="#c9211e" loext:opacity="100%" style:text-line-through-style="solid" style:text-line-through-type="single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43" style:family="text">
      <style:text-properties fo:color="#c9211e" loext:opacity="100%" style:text-line-through-style="none" style:text-line-through-type="none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gr1" style:family="graphic">
      <style:graphic-properties draw:stroke="none" svg:stroke-color="#000000" draw:fill="none" draw:fill-color="#ffffff" fo:min-height="2.02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rom the Full review I have identified these things that “<text:span text:style-name="T11">need </text:span>“to be added, <text:span text:style-name="T9">Some “</text:span><text:span text:style-name="T12">bugs</text:span><text:span text:style-name="T9">”,</text:span> <text:span text:style-name="T9">a</text:span>nd some <text:span text:style-name="T10">m</text:span>ore <text:span text:style-name="T10">things </text:span>that “<text:span text:style-name="T11">could</text:span>” be added.</text:p>
      <text:p text:style-name="P6">BUGS:</text:p>
      <text:p text:style-name="P3"><text:tab/>- Highscores still try post if you’re in offline mode</text:p>
      <text:p text:style-name="P3"><text:tab/>- If you’re in combo when you cross the line you can get double score? Or you can get <text:tab/> <text:s/><text:tab/> <text:s/>double score some other way not too sure atm(needs further investigation)</text:p>
      <text:p text:style-name="P3"/>
      <text:p text:style-name="P5">NEED:</text:p>
      <text:p text:style-name="P2"><text:tab/>- <text:s/>3 More playable maps</text:p>
      <text:p text:style-name="P2"><text:tab/>- <text:span text:style-name="T7">Implement Car braking </text:span></text:p>
      <text:p text:style-name="P2"><text:tab/>- <text:span text:style-name="T17">S</text:span><text:span text:style-name="T7">oundFX(Drifting, Driving, Braking, Lap complete, Button press)</text:span></text:p>
      <text:p text:style-name="P2"><text:tab/>- <text:span text:style-name="T8">Implement Highscore sorting </text:span><text:span text:style-name="T9">in PostGame screen </text:span><text:span text:style-name="T38">and add row to show where current <text:tab/> <text:s/><text:tab/> <text:s text:c="2"/>player is in the highscore if their score isn’t on the screen.</text:span></text:p>
      <text:p text:style-name="P2"><text:tab/>- <text:span text:style-name="T18">Fix known bugs</text:span></text:p>
      <text:p text:style-name="P5"/>
      <text:p text:style-name="P7">COULD:</text:p>
      <text:p text:style-name="P9"><text:tab/>- <text:span text:style-name="T13">Make Highscores webpage only show top 100 results for each Category</text:span></text:p>
      <text:p text:style-name="P9"><text:tab/>- <text:span text:style-name="T13">Highscores could have index page with 3 different “Tabs” that you can swap between to <text:tab/> <text:s text:c="2"/>see different maps</text:span></text:p>
      <text:p text:style-name="P9"><text:tab/>- <text:span text:style-name="T14">Attempt to add Non_Player Cars using Track node and new “CarBotController” that would <text:tab/> <text:s/>use the track nodes and the Car </text:span><text:span text:style-name="T15">C</text:span><text:span text:style-name="T14">ontroller </text:span><text:span text:style-name="T15">c</text:span><text:span text:style-name="T16">omponent</text:span><text:span text:style-name="T15"> </text:span><text:span text:style-name="T14">to control the car.</text:span></text:p>
      <text:p text:style-name="P10"><text:span text:style-name="T6"><text:tab/>- </text:span><text:span text:style-name="T17">Add function to Register button so you can register from the client.</text:span></text:p>
      <text:p text:style-name="P2"><text:tab/>- <text:span text:style-name="T27">Continue adding to video settings and add controls and audio panel.</text:span></text:p>
      <text:p text:style-name="P2"/>
      <text:p text:style-name="P12">Using these things I’ve constructed this list that will complete all the things in the “NEED” section.</text:p>
      <text:p text:style-name="P12">Once I’ve finished this plan <text:span text:style-name="T19">I’ll decide what I want to do from the “could” section if anything.</text:span></text:p>
      <text:p text:style-name="P13">This project has gone on quite long and I’m torn between putting in extra work to make this more impressive and wanting to move onto something new and fresh.</text:p>
      <text:p text:style-name="P13">I think I’d like to at least try and add the bot cars so I’ll a lot some time to that at the end.</text:p>
      <text:p text:style-name="P13"/>
      <text:p text:style-name="P20">2D Drift Game(Tenacious Drift) Plan for completion</text:p>
      <text:p text:style-name="P8"/>
      <text:p text:style-name="P17"><text:span text:style-name="T6">Add 3 more Maps</text:span>(<text:span text:style-name="T4">0</text:span><text:span text:style-name="T1">5</text:span>/0<text:span text:style-name="T1">4</text:span>/24 – <text:span text:style-name="T1">6</text:span>/0<text:span text:style-name="T1">4</text:span>/24) – <text:span text:style-name="T5">2</text:span>days</text:p>
      <text:p text:style-name="P4"/>
      <text:p text:style-name="P1"><draw:frame text:anchor-type="paragraph" draw:z-index="0" draw:name="Text Frame 1" draw:style-name="gr1" draw:text-style-name="P22" svg:width="8.78cm" svg:height="2.027cm" svg:x="9.5cm" svg:y="0.448cm"><draw:text-box><text:p text:style-name="P21"><text:span text:style-name="T42">- <text:s/>3 More playable maps</text:span></text:p><text:p text:style-name="P21"><text:span text:style-name="T43">- Implement Car braking </text:span></text:p><text:p text:style-name="P21"><text:span text:style-name="T43">- SoundFX(Drifting, Driving, Braking, Lap complete, Button press)</text:span></text:p><text:p text:style-name="P21"><text:span text:style-name="T43">- Implement Highscore sorting in PostGame screen and add row to show where current </text:span></text:p><text:p text:style-name="P21"><text:span text:style-name="T43"><text:s text:c="3"/></text:span><text:span text:style-name="T43">player is in the highscore if their score isn’t on the screen.</text:span></text:p><text:p text:style-name="P21"><text:span text:style-name="T43"><text:s/></text:span><text:span text:style-name="T43">- Fix known bugs</text:span></text:p></draw:text-box></draw:frame>- <text:span text:style-name="T1">Get 3 more Tracks added and playable</text:span></text:p>
      <text:p text:style-name="P1"><text:tab/>-<text:span text:style-name="T1">Copy “Sandy Slalom” scene</text:span></text:p>
      <text:p text:style-name="P1"><text:tab/>- <text:span text:style-name="T1">Draw textures</text:span></text:p>
      <text:p text:style-name="P1"><text:tab/>- <text:span text:style-name="T1">Import and add colliders</text:span></text:p>
      <text:p text:style-name="P1"><text:tab/>- <text:span text:style-name="T1">Add Start/Finish and TrackNodes</text:span></text:p>
      <text:p text:style-name="P1"><text:tab/>- <text:span text:style-name="T3">Add row to Maps database</text:span></text:p>
      <text:p text:style-name="P1"><text:tab/>- <text:span text:style-name="T3">Test to find a reasonable time or lap_time in highscores</text:span></text:p>
      <text:p text:style-name="P1"><text:tab/>- <text:span text:style-name="T3">Populate with fake highscores using TestApp</text:span></text:p>
      <text:p text:style-name="P1"/>
      <text:p text:style-name="P17"><text:span text:style-name="T21">Implement braking to car controller</text:span><text:span text:style-name="T2"> </text:span>(<text:span text:style-name="T4">0</text:span><text:span text:style-name="T20">8</text:span>/0<text:span text:style-name="T1">4</text:span>/<text:span text:style-name="T5">24 </text:span>– <text:span text:style-name="T5">09</text:span>/0<text:span text:style-name="T5">4</text:span>/24) - <text:s/>2 days</text:p>
      <text:p text:style-name="P4"/>
      <text:p text:style-name="P1">- <text:span text:style-name="T21">Add braking scaled linearly based on the cross product of the velocity and the forward vector</text:span></text:p>
      <text:p text:style-name="P1"><text:tab/>- <text:span text:style-name="T21">Apply the least braking then Cross <text:s/>= 1 and the most braking when Cross = 0)</text:span></text:p>
      <text:p text:style-name="P1"><text:tab/>- <text:span text:style-name="T21">The brakes will then apply more if you’re not drifting</text:span></text:p>
      <text:p text:style-name="P16"><text:tab/>- The brakes will also have a Tyre grip reduction factor so it effects drifting</text:p>
      <text:p text:style-name="P1"><text:tab/>- <text:span text:style-name="T22">Add new 4 new sprites and 2D URP lights for the existing cars that can be switched to and <text:tab/> <text:s/>from when braking </text:span><text:span text:style-name="T23">so it looks like you’ve got a brake-light.</text:span></text:p>
      <text:p text:style-name="P1"><draw:frame text:anchor-type="paragraph" draw:z-index="1" draw:name="Text Frame 3" draw:style-name="gr1" draw:text-style-name="P22" svg:width="8.78cm" svg:height="2.027cm" svg:x="9.834cm" svg:y="0.166cm"><draw:text-box><text:p text:style-name="P21"><text:span text:style-name="T42">- <text:s/>3 More playable maps</text:span></text:p><text:p text:style-name="P21"><text:span text:style-name="T42">- Implement Car braking</text:span><text:span text:style-name="T43"> </text:span></text:p><text:p text:style-name="P21"><text:span text:style-name="T43">- SoundFX(Drifting, Driving, Braking, Lap complete, Button press)</text:span></text:p><text:p text:style-name="P21"><text:span text:style-name="T43">- Implement Highscore sorting in PostGame screen and add row to show where current </text:span></text:p><text:p text:style-name="P21"><text:span text:style-name="T43"><text:s text:c="3"/></text:span><text:span text:style-name="T43">player is in the highscore if their score isn’t on the screen.</text:span></text:p><text:p text:style-name="P21"><text:span text:style-name="T43"><text:s/></text:span><text:span text:style-name="T43">- Fix known bugs</text:span></text:p></draw:text-box></draw:frame></text:p>
      <text:p text:style-name="P1"><text:soft-page-break/></text:p>
      <text:p text:style-name="P17"><text:span text:style-name="T24">Add SoundFX, Add sorting to to post game highscores</text:span> <text:s/>(<text:span text:style-name="T32">10</text:span>/0<text:span text:style-name="T31">4</text:span>/24 – <text:span text:style-name="T32">10</text:span>/0<text:span text:style-name="T31">4</text:span>/24) – <text:span text:style-name="T28">1 </text:span>day</text:p>
      <text:p text:style-name="P1"/>
      <text:p text:style-name="P1">- <text:span text:style-name="T25">Find Sound FX online</text:span></text:p>
      <text:p text:style-name="P1">- <text:span text:style-name="T26">Make Sound FX play when then need to and make sure audio settings are obvious</text:span></text:p>
      <text:p text:style-name="P1">- <text:span text:style-name="T29">Create and attach function</text:span><text:span text:style-name="T30">s </text:span><text:span text:style-name="T29">to buttons in post game highscores to sort the highscores</text:span></text:p>
      <text:p text:style-name="P1"><draw:frame text:anchor-type="paragraph" draw:z-index="2" draw:name="Text Frame 2" draw:style-name="gr1" draw:text-style-name="P22" svg:width="8.78cm" svg:height="2.027cm" svg:x="0.263cm" svg:y="0.303cm"><draw:text-box><text:p text:style-name="P21"><text:span text:style-name="T42">- <text:s/>3 More playable maps</text:span></text:p><text:p text:style-name="P21"><text:span text:style-name="T42">- Implement Car braking </text:span></text:p><text:p text:style-name="P21"><text:span text:style-name="T42">- SoundFX(Drifting, Driving, Braking, Lap complete, Button press)</text:span></text:p><text:p text:style-name="P21"><text:span text:style-name="T42">- Implement Highscore sorting in PostGame screen and add row to show where current </text:span></text:p><text:p text:style-name="P21"><text:span text:style-name="T42"><text:s text:c="3"/></text:span><text:span text:style-name="T42">player is in the highscore if their score isn’t on the screen.</text:span></text:p><text:p text:style-name="P21"><text:span text:style-name="T43"><text:s/></text:span><text:span text:style-name="T43">- Fix known bugs</text:span></text:p></draw:text-box></draw:frame></text:p>
      <text:p text:style-name="P1"/>
      <text:p text:style-name="P1"/>
      <text:p text:style-name="P1"/>
      <text:p text:style-name="P1"/>
      <text:p text:style-name="P1"/>
      <text:p text:style-name="P17"><text:span text:style-name="T35">Attempt to add “Bot” cars to the game</text:span>(<text:span text:style-name="T35">1</text:span><text:span text:style-name="T39">1</text:span>/03/24 – <text:span text:style-name="T35">1</text:span><text:span text:style-name="T39">2</text:span>/03/24) – <text:span text:style-name="T35">2</text:span> days</text:p>
      <text:p text:style-name="P4"/>
      <text:p text:style-name="P1">- <text:span text:style-name="T36">Make BotCarController that attempt to align its forward vector to the direction of the next <text:s text:c="2"/>“TrackNode” </text:span><text:span text:style-name="T37">by inputting A and D to the CarController</text:span></text:p>
      <text:p text:style-name="P1">- <text:span text:style-name="T37">Refactor CarController to handle input from another program instead of the unity Input System</text:span></text:p>
      <text:p text:style-name="P1">- <text:span text:style-name="T37">Modify PostGame scene to display bot scores as well as yours in the stats panel.</text:span></text:p>
      <text:p text:style-name="P1"/>
      <text:p text:style-name="P18"><text:span text:style-name="T33">Fix known bugs</text:span> (<text:span text:style-name="T31">1</text:span><text:span text:style-name="T40">3</text:span>/0<text:span text:style-name="T31">4</text:span>/24 – <text:span text:style-name="T31">1</text:span><text:span text:style-name="T41">3</text:span>/<text:span text:style-name="T31">04</text:span>/24) - <text:span text:style-name="T31">1</text:span> Days</text:p>
      <text:p text:style-name="P15"/>
      <text:p text:style-name="P15"><draw:frame text:anchor-type="paragraph" draw:z-index="3" draw:name="Text Frame 4" draw:style-name="gr1" draw:text-style-name="P22" svg:width="8.78cm" svg:height="2.027cm" svg:x="-0.002cm" svg:y="0.868cm"><draw:text-box><text:p text:style-name="P21"><text:span text:style-name="T42">- <text:s/>3 More playable maps</text:span></text:p><text:p text:style-name="P21"><text:span text:style-name="T42">- Implement Car braking </text:span></text:p><text:p text:style-name="P21"><text:span text:style-name="T42">- SoundFX(Drifting, Driving, Braking, Lap complete, Button press)</text:span></text:p><text:p text:style-name="P21"><text:span text:style-name="T42">- Implement Highscore sorting in PostGame screen and add row to show where current </text:span></text:p><text:p text:style-name="P21"><text:span text:style-name="T42"><text:s text:c="3"/></text:span><text:span text:style-name="T42">player is in the highscore if their score isn’t on the screen.</text:span></text:p><text:p text:style-name="P21"><text:span text:style-name="T42"><text:s/></text:span><text:span text:style-name="T42">- Fix known bugs</text:span></text:p></draw:text-box></draw:frame>- <text:span text:style-name="T34">Fix Bugs.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1:43:56.012369622</meta:creation-date>
    <dc:date>2024-04-05T15:22:22.977000000</dc:date>
    <meta:editing-duration>PT1H13M55S</meta:editing-duration>
    <meta:editing-cycles>68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46" meta:word-count="575" meta:character-count="3214" meta:non-whitespace-character-count="2624"/>
  </office:meta>
</office:document-meta>
</file>